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3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87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21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15pt" style:font-size-asian="15pt" style:font-size-complex="15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 Semibold" fo:font-size="15pt" style:font-size-asian="15pt" style:font-size-complex="15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" fo:font-size="33pt" fo:font-weight="bold" style:font-size-asian="33pt" style:font-weight-asian="bold" style:font-size-complex="33pt" style:font-weight-complex="bold"/>
    </style:style>
    <style:style style:name="T6" style:family="text">
      <style:text-properties style:font-name="Segoe UI Semibold" fo:font-size="36pt" fo:font-weight="bold" style:font-size-asian="36pt" style:font-weight-asian="bold" style:font-size-complex="36pt" style:font-weight-complex="bold"/>
    </style:style>
    <style:style style:name="T7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892cm" svg:height="3.063cm" svg:x="1.27cm" svg:y="0.508cm">
          <draw:text-box>
            <text:p text:style-name="P1"><text:span text:style-name="T1">HYMN #448</text:span></text:p>
            <text:p text:style-name="P1"><text:span text:style-name="T2">“</text:span><text:span text:style-name="T2">O Darkest Wo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2" draw:layer="layout" svg:width="24.892cm" svg:height="7.011cm" svg:x="1.27cm" svg:y="1.016cm">
          <draw:text-box>
            <text:p text:style-name="P1"><text:span text:style-name="T3">1. </text:span><text:span text:style-name="T4">O darkest woe! Ye tears, forth flow!</text:span></text:p>
            <text:p text:style-name="P1"><text:span text:style-name="T4">Has earth so sad a wonder?</text:span></text:p>
            <text:p text:style-name="P1"><text:span text:style-name="T4">God the Father’s only Son</text:span></text:p>
            <text:p text:style-name="P1"><text:span text:style-name="T4">Now is buried yond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3" draw:text-style-name="P2" draw:layer="layout" svg:width="24.892cm" svg:height="7.011cm" svg:x="1.27cm" svg:y="1.016cm">
          <draw:text-box>
            <text:p text:style-name="P1"><text:span text:style-name="T3">2. </text:span><text:span text:style-name="T4">O sorrow dread! Our God is dead,</text:span></text:p>
            <text:p text:style-name="P1"><text:span text:style-name="T4">Upon the cross extended.</text:span></text:p>
            <text:p text:style-name="P1"><text:span text:style-name="T4">There His love enlivened us</text:span></text:p>
            <text:p text:style-name="P1"><text:span text:style-name="T4">As His life was end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3" draw:text-style-name="P2" draw:layer="layout" svg:width="24.892cm" svg:height="7.011cm" svg:x="1.27cm" svg:y="1.016cm">
          <draw:text-box>
            <text:p text:style-name="P1"><text:span text:style-name="T3">3. </text:span><text:span text:style-name="T4">O child of woe: Who struck the blow</text:span></text:p>
            <text:p text:style-name="P1"><text:span text:style-name="T4">That killed our gracious Master?</text:span></text:p>
            <text:p text:style-name="P1"><text:span text:style-name="T4">It was I, thy conscience cries,</text:span></text:p>
            <text:p text:style-name="P1"><text:span text:style-name="T4">I have wrought disaster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4" draw:text-style-name="P4" draw:layer="layout" svg:width="25.908cm" svg:height="7.382cm" svg:x="1.016cm" svg:y="0.746cm">
          <draw:text-box>
            <text:p text:style-name="P1"><text:span text:style-name="T3">4. </text:span><text:span text:style-name="T5">Thy Bridegroom dead! God’s Lamb has bled</text:span></text:p>
            <text:p text:style-name="P1"><text:span text:style-name="T4">Upon thy sin forever,</text:span></text:p>
            <text:p text:style-name="P1"><text:span text:style-name="T4">Pouring out His sinless self</text:span></text:p>
            <text:p text:style-name="P1"><text:span text:style-name="T4">In this vast endeavo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5" draw:text-style-name="P4" draw:layer="layout" svg:width="24.892cm" svg:height="7.112cm" svg:x="1.524cm" svg:y="0.762cm">
          <draw:text-box>
            <text:p text:style-name="P1"><text:span text:style-name="T3">5. </text:span><text:span text:style-name="T4">Such innocence! His countenance</text:span></text:p>
            <text:p text:style-name="P1"><text:span text:style-name="T4">A fount of faith undying!</text:span></text:p>
            <text:p text:style-name="P1"><text:span text:style-name="T4">Worlds on worlds cannot contain</text:span></text:p>
            <text:p text:style-name="P1"><text:span text:style-name="T4">Grief at Him here ly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6" draw:text-style-name="P4" draw:layer="layout" svg:width="24.638cm" svg:height="7.126cm" svg:x="1.524cm" svg:y="1.002cm">
          <draw:text-box>
            <text:p text:style-name="P1"><text:span text:style-name="T3">6. </text:span><text:span text:style-name="T4">O Virgin’s Son, What Thou hast won</text:span></text:p>
            <text:p text:style-name="P1"><text:span text:style-name="T4">Is far beyond all telling:</text:span></text:p>
            <text:p text:style-name="P1"><text:span text:style-name="T4">How our God, detested, died,</text:span></text:p>
            <text:p text:style-name="P1"><text:span text:style-name="T4">Hell and devil fell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>
        <draw:frame draw:style-name="gr7" draw:text-style-name="P4" draw:layer="layout" svg:width="25.4cm" svg:height="12.461cm" svg:x="1.27cm" svg:y="0.762cm">
          <draw:text-box>
            <text:p text:style-name="P1"><text:span text:style-name="T3">7. </text:span><text:span text:style-name="T4">O Jesus Christ, Who sacrificed</text:span></text:p>
            <text:p text:style-name="P1"><text:span text:style-name="T4">Thy life for lifeless mortals:</text:span></text:p>
            <text:p text:style-name="P1"><text:span text:style-name="T4">Be my life in death and bring</text:span></text:p>
            <text:p text:style-name="P1"><text:span text:style-name="T4">Me to heaven’s portals!</text:span></text:p>
            <text:p><text:span text:style-name="T6"/></text:p>
            <text:p><text:span text:style-name="T7"><text:s text:c="10"/></text:span><text:span text:style-name="T7">Used by permission:</text:span></text:p>
            <text:p><text:span text:style-name="T7"><text:s text:c="10"/></text:span><text:span text:style-name="T7">LSB Hymn License</text:span></text:p>
            <text:p><text:span text:style-name="T7"><text:s text:c="10"/></text:span><text:span text:style-name="T7">.NET, no. 100011038.</text:span></text:p>
            <text:p><text:span text:style-name="T7"><text:s text:c="10"/></text:span><text:span text:style-name="T7">Public domain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2T17:20:04.650000000</meta:creation-date>
    <dc:date>2019-04-16T13:41:24.268000000</dc:date>
    <meta:editing-duration>PT11M4S</meta:editing-duration>
    <meta:editing-cycles>4</meta:editing-cycles>
    <meta:generator>LibreOffice/6.1.5.2$Windows_X86_64 LibreOffice_project/90f8dcf33c87b3705e78202e3df5142b201bd805</meta:generator>
    <meta:document-statistic meta:object-count="141"/>
  </office:meta>
</office:document-meta>
</file>